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3.99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748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4.99cm"/>
    </style:style>
    <style:style style:name="co16" style:family="table-column">
      <style:table-column-properties fo:break-before="auto" style:column-width="4.514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>
            <text:p>BBA PowerSystem DataBase Structure</text:p>
          </table:table-cell>
          <table:table-cell table:style-name="ce1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 office:value-type="string">
            <text:p>General Notes: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All table fields have a table prefix - as in () after table name - and _ as a field name prefix – e.g. cl_id, cl_name.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Fields starting "&lt;tablePrefix&gt;_doc_ " are a pointer to a document in a filing system.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Fields starting "&lt;tablePrefix&gt;_ref_ " are a text reference to a document/email (needs further defn.).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Fields starting "&lt;tablePrefix&gt;_period are &lt;a number of months&gt;. e.g. <text:s/>1, 3, 6, 12. <text:s text:c="2"/>0 = not known / not set.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R = required; NR = no trequired.</text:p>
          </table:table-cell>
          <table:table-cell table:number-columns-repeated="6"/>
          <table:table-cell table:style-name="ce1"/>
          <table:table-cell table:number-columns-repeated="3"/>
          <table:table-cell table:style-name="ce1" office:value-type="string">
            <text:p>Users (us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user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eld Notes:</text:p>
          </table:table-cell>
          <table:table-cell table:number-columns-repeated="12"/>
          <table:table-cell office:value-type="string">
            <text:p>passwor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#1</text:p>
          </table:table-cell>
          <table:table-cell office:value-type="string">
            <text:p>tender_id</text:p>
          </table:table-cell>
          <table:table-cell office:value-type="string">
            <text:p>Used to show the tender that is selected for contract</text:p>
          </table:table-cell>
          <table:table-cell table:number-columns-repeated="10"/>
          <table:table-cell office:value-type="string">
            <text:p>real_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#2</text:p>
          </table:table-cell>
          <table:table-cell office:value-type="string">
            <text:p>suppliercontact_id</text:p>
          </table:table-cell>
          <table:table-cell office:value-type="string">
            <text:p>Used once a supplier has been chosen. i.e. #1</text:p>
          </table:table-cell>
          <table:table-cell table:number-columns-repeated="10"/>
          <table:table-cell office:value-type="string">
            <text:p>rol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13"/>
          <table:table-cell table:style-name="ce1" office:value-type="string">
            <text:p>Log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Logging:</text:p>
          </table:table-cell>
          <table:table-cell table:number-columns-repeated="1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ll records that are modified are copied to the Log Table (array to string?)</text:p>
          </table:table-cell>
          <table:table-cell table:number-columns-repeated="11"/>
          <table:table-cell office:value-type="string">
            <text:p>table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leted records are modified first (to set date and by) and</text:p>
          </table:table-cell>
          <table:table-cell table:number-columns-repeated="11"/>
          <table:table-cell office:value-type="string">
            <text:p>table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 text:c="14"/>then deleted – deleted marker and row put in log.</text:p>
          </table:table-cell>
          <table:table-cell table:number-columns-repeated="11"/>
          <table:table-cell office:value-type="string">
            <text:p>rowValu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deleted (true/false)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 office:value-type="string">
            <text:p>Roles</text:p>
          </table:table-cell>
          <table:table-cell table:number-columns-repeated="11"/>
          <table:table-cell table:style-name="ce1" office:value-type="string">
            <text:p>TableofTables (tt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ead</text:p>
          </table:table-cell>
          <table:table-cell office:value-type="string">
            <text:p>Reading in general / Limited to given "Client"</text:p>
          </table:table-cell>
          <table:table-cell table:number-columns-repeated="10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eterReading</text:p>
          </table:table-cell>
          <table:table-cell office:value-type="string">
            <text:p>Insert meter readings only (needs update on readings done in last 7 days)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string">
            <text:p>tabl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er</text:p>
          </table:table-cell>
          <table:table-cell office:value-type="string">
            <text:p>General read and update and create</text:p>
          </table:table-cell>
          <table:table-cell table:number-columns-repeated="10"/>
          <table:table-cell office:value-type="string">
            <text:p>key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min</text:p>
          </table:table-cell>
          <table:table-cell office:value-type="string">
            <text:p>As User plus Delete plus admin stuff.</text:p>
          </table:table-cell>
          <table:table-cell table:number-columns-repeated="10"/>
          <table:table-cell office:value-type="string">
            <text:p>valu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gent</text:p>
          </table:table-cell>
          <table:table-cell office:value-type="string">
            <text:p>Someone who sells for BBA – no acess.</text:p>
          </table:table-cell>
          <table:table-cell table:number-columns-repeated="10"/>
          <table:table-cell office:value-type="string">
            <text:p>sort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 office:value-type="string">
            <text:p>Every system table has extra fields:</text:p>
          </table:table-cell>
          <table:table-cell table:number-columns-repeated="7"/>
          <table:table-cell table:style-name="ce1" office:value-type="string">
            <text:p>TableofTables Tables</text:p>
          </table:table-cell>
          <table:table-cell table:style-name="ce1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reateBy</text:p>
          </table:table-cell>
          <table:table-cell office:value-type="string">
            <text:p>R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string">
            <text:p>clco_type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reateDate</text:p>
          </table:table-cell>
          <table:table-cell office:value-type="string">
            <text:p>R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string">
            <text:p>_period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odBy</text:p>
          </table:table-cell>
          <table:table-cell office:value-type="string">
            <text:p>NR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string">
            <text:p>co_type</text:p>
          </table:table-cell>
          <table:table-cell office:value-type="string">
            <text:p>notBBA; new; tender; choose; selected; signed.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dDate</text:p>
          </table:table-cell>
          <table:table-cell office:value-type="string">
            <text:p>NR</text:p>
          </table:table-cell>
          <table:table-cell table:number-columns-repeated="17"/>
        </table:table-row>
        <table:table-row table:style-name="ro2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1"/>
          <table:table-cell table:number-columns-repeated="11"/>
        </table:table-row>
      </table:table>
      <table:table table:name="dataTa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>
            <text:p>BBA PowerSystem DataBase Structure</text:p>
          </table:table-cell>
          <table:table-cell table:style-name="ce1"/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>
            <text:p>Supplier (su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" office:value-type="string">
            <text:p>Contract (co)</text:p>
          </table:table-cell>
          <table:table-cell table:number-columns-repeated="4"/>
          <table:table-cell office:value-type="string">
            <text:p>id-supplier</text:p>
          </table:table-cell>
          <table:table-cell office:value-type="string">
            <text:p>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Clients (cl)</text:p>
          </table:table-cell>
          <table:table-cell table:number-columns-repeated="3"/>
          <table:table-cell table:style-name="ce1" office:value-type="string">
            <text:p>Site_Contract (sico)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i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type (temp/perm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1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co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atus (tt=3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6"/>
          <table:table-cell office:value-type="string">
            <text:p>te_id (#1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oc_loa</text:p>
          </table:table-cell>
          <table:table-cell office:value-type="string">
            <text:p>NR</text:p>
          </table:table-cell>
          <table:table-cell table:number-columns-repeated="6"/>
          <table:table-cell office:value-type="string">
            <text:p>suco_id (#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ostcod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a_dateExpiry</text:p>
          </table:table-cell>
          <table:table-cell office:value-type="string">
            <text:p>NR</text:p>
          </table:table-cell>
          <table:table-cell/>
          <table:table-cell table:style-name="ce1" office:value-type="string">
            <text:p>Site (si)</text:p>
          </table:table-cell>
          <table:table-cell table:number-columns-repeated="4"/>
          <table:table-cell office:value-type="string">
            <text:p>dateStart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eriodCommission ((tt=2)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{loa=letter of authority}</text:p>
          </table:table-cell>
          <table:table-cell table:number-columns-repeated="3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ateEnd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cl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oc_tender (or ref_tender)</text:p>
          </table:table-cell>
          <table:table-cell office:value-type="string">
            <text:p>NR</text:p>
          </table:table-cell>
          <table:table-cell/>
          <table:table-cell table:style-name="ce1" office:value-type="string">
            <text:p>Supplier_Contact (suco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clad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oc_analysis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Client_Address (clad)</text:p>
          </table:table-cell>
          <table:table-cell table:number-columns-repeated="4"/>
          <table:table-cell office:value-type="string">
            <text:p>clad_id_bill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oc_termination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su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clco_i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eriodBillCust (tt=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l_id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periodCommission (tt=2)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6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email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dress1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agent_us_id</text:p>
          </table:table-cell>
          <table:table-cell table:number-columns-repeated="3"/>
          <table:table-cell office:value-type="string">
            <text:p>desc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10"/>
          <table:table-cell office:value-type="string">
            <text:p>address1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/>
          <table:table-cell table:style-name="ce1" office:value-type="string">
            <text:p>Meter_Contract (meco)</text:p>
          </table:table-cell>
          <table:table-cell table:number-columns-repeated="3"/>
          <table:table-cell table:style-name="ce1" office:value-type="string">
            <text:p>Tender (te)</text:p>
          </table:table-cell>
          <table:table-cell table:number-columns-repeated="4"/>
          <table:table-cell office:value-type="string">
            <text:p>address2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ostcode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me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ddress3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o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co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ostcode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useEstimate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su_id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Client_Contact (clco)</text:p>
          </table:table-cell>
          <table:table-cell table:number-columns-repeated="8"/>
          <table:table-cell office:value-type="string">
            <text:p>suco_id</text:p>
          </table:table-cell>
          <table:table-cell office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dateQuoteExpires</text:p>
          </table:table-cell>
          <table:table-cell office:value-type="string">
            <text:p>R</text:p>
          </table:table-cell>
          <table:table-cell/>
          <table:table-cell table:style-name="ce1" office:value-type="string">
            <text:p>Reading (re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l_id</text:p>
          </table:table-cell>
          <table:table-cell office:value-type="string">
            <text:p>R</text:p>
          </table:table-cell>
          <table:table-cell/>
          <table:table-cell table:style-name="ce1" office:value-type="string">
            <text:p>Meter (me)</text:p>
          </table:table-cell>
          <table:table-cell table:number-columns-repeated="4"/>
          <table:table-cell office:value-type="string">
            <text:p>doc_responce (or ref_responce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ype (tt=1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Day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me_id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i_i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Night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ateBill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lad_i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type (elec/gas)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tdChargeOther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dateReading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hone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unitPriceDay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alueDay</text:p>
          </table:table-cell>
          <table:table-cell office:value-type="string">
            <text:p>N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mail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dateInstalle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unitPriceNight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alueNight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ateRemoved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unitPriceOther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alueOther</text:p>
          </table:table-cell>
          <table:table-cell office:value-type="string">
            <text:p>NR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pipeSize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perio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type (act/cust/est)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number-columns-repeated="7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cm" fo:margin-right="0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/06/2011</text:date>, <text:time>17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24M48S</meta:editing-duration>
    <meta:editing-cycles>8</meta:editing-cycles>
    <meta:generator>LibreOffice/3.3$Unix LibreOffice_project/330m19$Build-202</meta:generator>
    <dc:date>2011-06-29T17:53:26</dc:date>
    <dc:creator>Shaun Freeman</dc:creator>
    <meta:document-statistic meta:table-count="2" meta:cell-count="267" meta:object-count="0"/>
    <meta:user-defined meta:name="Info 1"/>
    <meta:user-defined meta:name="Info 2"/>
    <meta:user-defined meta:name="Info 3"/>
    <meta:user-defined meta:name="Info 4"/>
  </office:meta>
</office:document-meta>
</file>